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e216a" officeooo:paragraph-rsid="000e216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e216a" officeooo:paragraph-rsid="000e216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e216a" officeooo:paragraph-rsid="000e216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e216a" officeooo:paragraph-rsid="000e216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e216a" officeooo:paragraph-rsid="000e216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officeooo:rsid="000f0731" officeooo:paragraph-rsid="000f0731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officeooo:rsid="002ec88b" officeooo:paragraph-rsid="002ec88b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2f96c1" officeooo:paragraph-rsid="002f96c1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3bfb94" officeooo:paragraph-rsid="003bfb94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officeooo:rsid="004c2775" officeooo:paragraph-rsid="004c2775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normal" officeooo:rsid="0078132a" officeooo:paragraph-rsid="007f3793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normal" officeooo:rsid="00804bd0" officeooo:paragraph-rsid="00804bd0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normal" officeooo:rsid="00804bd0" officeooo:paragraph-rsid="0080dd9e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fo:font-weight="normal" officeooo:rsid="00856d2f" officeooo:paragraph-rsid="00856d2f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fo:font-weight="normal" officeooo:rsid="0010aeac" officeooo:paragraph-rsid="000f0731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fo:font-weight="normal" officeooo:rsid="001171db" officeooo:paragraph-rsid="000f0731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fo:font-weight="normal" officeooo:rsid="001285ec" officeooo:paragraph-rsid="000f0731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italic" fo:font-weight="bold" officeooo:rsid="00683db7" officeooo:paragraph-rsid="00683db7" style:font-size-asian="10.5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fo:font-weight="bold" officeooo:rsid="00856d2f" officeooo:paragraph-rsid="00856d2f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fo:font-weight="bold" officeooo:rsid="00883286" officeooo:paragraph-rsid="00883286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3bb19" officeooo:paragraph-rsid="001d1f6e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8429a" officeooo:paragraph-rsid="0028429a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8429a" officeooo:paragraph-rsid="00288fda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75d94" officeooo:paragraph-rsid="00275d94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0f693" officeooo:paragraph-rsid="001d1f6e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359337" officeooo:paragraph-rsid="0080dd9e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36ef1c" officeooo:paragraph-rsid="00359337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38429d" officeooo:paragraph-rsid="0038429d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3ddadd" officeooo:paragraph-rsid="003ddadd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4a9f9a" officeooo:paragraph-rsid="003f01e3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4d9b02" officeooo:paragraph-rsid="004c2775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4ede5a" officeooo:paragraph-rsid="004c2775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43aea6" officeooo:paragraph-rsid="003f01e3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6e5835" officeooo:paragraph-rsid="006e5835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78132a" officeooo:paragraph-rsid="0078132a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78132a" officeooo:paragraph-rsid="007f3793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8c6a7f" officeooo:paragraph-rsid="008c6a7f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0f0731" officeooo:paragraph-rsid="000f073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1d1f6e" officeooo:paragraph-rsid="001d1f6e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1f3e1f" officeooo:paragraph-rsid="001f3e1f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275d94" officeooo:paragraph-rsid="0028429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288fda" officeooo:paragraph-rsid="008a1296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fo:font-weight="normal" officeooo:rsid="0028b5d3" officeooo:paragraph-rsid="0028b5d3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fo:font-weight="normal" officeooo:rsid="0028f785" officeooo:paragraph-rsid="0028f785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fo:font-weight="normal" officeooo:rsid="002b8bc5" officeooo:paragraph-rsid="002b8bc5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fo:font-weight="normal" officeooo:rsid="002d54f6" officeooo:paragraph-rsid="002d54f6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fo:font-weight="normal" officeooo:rsid="002f96c1" officeooo:paragraph-rsid="002f96c1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fo:font-weight="normal" officeooo:rsid="002f96c1" officeooo:paragraph-rsid="00359337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fo:font-weight="normal" officeooo:rsid="002f96c1" officeooo:paragraph-rsid="0045eb80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fo:font-weight="normal" officeooo:rsid="002f96c1" officeooo:paragraph-rsid="0080dd9e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fo:font-weight="normal" officeooo:rsid="0038429d" officeooo:paragraph-rsid="0038429d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fo:font-weight="normal" officeooo:rsid="003bfb94" officeooo:paragraph-rsid="003bfb94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fo:font-weight="normal" officeooo:rsid="003ddadd" officeooo:paragraph-rsid="003ddadd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fo:font-weight="normal" officeooo:rsid="003f01e3" officeooo:paragraph-rsid="003f01e3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fo:font-weight="normal" officeooo:rsid="003f01e3" officeooo:paragraph-rsid="00444051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fo:font-weight="normal" officeooo:rsid="004c2775" officeooo:paragraph-rsid="004c277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fo:font-weight="normal" officeooo:rsid="0051a849" officeooo:paragraph-rsid="0051a849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fo:font-weight="normal" officeooo:rsid="0053aa2d" officeooo:paragraph-rsid="0053aa2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fo:font-weight="normal" officeooo:rsid="0053aa2d" officeooo:paragraph-rsid="00585321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fo:font-weight="normal" officeooo:rsid="005d76af" officeooo:paragraph-rsid="005d76af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normal" fo:font-weight="normal" officeooo:rsid="005f1d32" officeooo:paragraph-rsid="005f1d32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style="normal" fo:font-weight="normal" officeooo:rsid="00702aa5" officeooo:paragraph-rsid="00702aa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fo:font-weight="normal" officeooo:rsid="00735858" officeooo:paragraph-rsid="00735858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style="normal" fo:font-weight="normal" officeooo:rsid="0078132a" officeooo:paragraph-rsid="0078132a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fo:font-weight="normal" officeooo:rsid="0080dd9e" officeooo:paragraph-rsid="0080dd9e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style="normal" fo:font-weight="normal" officeooo:rsid="008a1296" officeooo:paragraph-rsid="008a1296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style="normal" fo:font-weight="normal" officeooo:rsid="003a1d50" officeooo:paragraph-rsid="008c6a7f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style="normal" fo:font-weight="bold" officeooo:rsid="001d1f6e" officeooo:paragraph-rsid="001d1f6e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style="normal" fo:font-weight="bold" officeooo:rsid="006293f7" officeooo:paragraph-rsid="006293f7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style="normal" fo:font-weight="bold" officeooo:rsid="00661805" officeooo:paragraph-rsid="00661805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style="normal" fo:font-weight="bold" officeooo:rsid="0066e3c0" officeooo:paragraph-rsid="0066e3c0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f3e1f" officeooo:paragraph-rsid="001f3e1f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b1b9" officeooo:paragraph-rsid="001d1f6e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a1296" officeooo:paragraph-rsid="008a1296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8f785" officeooo:paragraph-rsid="0028b5d3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8f785" officeooo:paragraph-rsid="0028f785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a99a4" officeooo:paragraph-rsid="0028f785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b8bc5" officeooo:paragraph-rsid="002b8bc5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d54f6" officeooo:paragraph-rsid="002d54f6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8429d" officeooo:paragraph-rsid="0038429d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a1d50" officeooo:paragraph-rsid="008c6a7f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bfb94" officeooo:paragraph-rsid="003bfb94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f01e3" officeooo:paragraph-rsid="003f01e3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0be7c" officeooo:paragraph-rsid="003f01e3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a9f9a" officeooo:paragraph-rsid="003f01e3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1a849" officeooo:paragraph-rsid="004c2775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3aa2d" officeooo:paragraph-rsid="0053aa2d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61caa" officeooo:paragraph-rsid="00585321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61caa" officeooo:paragraph-rsid="00561caa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56ccc" officeooo:paragraph-rsid="0053aa2d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eb55e" officeooo:paragraph-rsid="005d76af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f1d32" officeooo:paragraph-rsid="005f1d32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e5835" officeooo:paragraph-rsid="00702aa5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e5835" officeooo:paragraph-rsid="00735858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e5835" officeooo:paragraph-rsid="00747fc8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e5835" officeooo:paragraph-rsid="00753e4d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43930" officeooo:paragraph-rsid="006293f7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61805" officeooo:paragraph-rsid="00661805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6e3c0" officeooo:paragraph-rsid="0066e3c0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7eaed" officeooo:paragraph-rsid="0066e3c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8132a" officeooo:paragraph-rsid="0078132a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d56a2" officeooo:paragraph-rsid="0078132a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56d2f" officeooo:paragraph-rsid="00804bd0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56d2f" officeooo:paragraph-rsid="00856d2f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04bd0" officeooo:paragraph-rsid="00804bd0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0dd9e" officeooo:paragraph-rsid="0080dd9e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f3793" officeooo:paragraph-rsid="007f3793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c6a7f" officeooo:paragraph-rsid="008c6a7f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f96c1" officeooo:paragraph-rsid="002f96c1" style:font-size-asian="10.5pt" style:font-style-asian="normal" style:font-weight-asian="bold" style:font-size-complex="12pt" style:font-style-complex="normal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36ef1c" officeooo:paragraph-rsid="0038429d" style:font-size-asian="10.5pt" style:font-style-asian="normal" style:font-weight-asian="bold" style:font-size-complex="12pt" style:font-style-complex="normal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ef518" officeooo:paragraph-rsid="003dfecd" style:font-size-asian="10.5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3dfecd" officeooo:paragraph-rsid="003dfecd" style:font-size-asian="10.5pt" style:font-style-asian="normal" style:font-weight-asian="bold" style:font-size-complex="12pt" style:font-style-complex="normal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4c2775" officeooo:paragraph-rsid="004c2775" style:font-size-asian="10.5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5f1d32" officeooo:paragraph-rsid="005f1d32" style:font-size-asian="10.5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6e5835" officeooo:paragraph-rsid="006e5835" style:font-size-asian="10.5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61b036" officeooo:paragraph-rsid="0061b036" style:font-size-asian="10.5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76c0cd" officeooo:paragraph-rsid="0076c0cd" style:font-size-asian="10.5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8a1296" officeooo:paragraph-rsid="008a1296" style:font-size-asian="10.5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8c6a7f" officeooo:paragraph-rsid="008c6a7f" style:font-size-asian="10.5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0pt" fo:font-style="italic" fo:font-weight="normal" officeooo:rsid="00804bd0" officeooo:paragraph-rsid="0080ad57" style:font-size-asian="10pt" style:font-style-asian="italic" style:font-weight-asian="normal" style:font-size-complex="10pt" style:font-style-complex="italic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80ad57" officeooo:paragraph-rsid="0080ad57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style="italic" style:text-underline-style="none" fo:font-weight="normal" officeooo:rsid="00856d2f" officeooo:paragraph-rsid="00856d2f" style:font-size-asian="10.5pt" style:font-style-asian="italic" style:font-weight-asian="normal" style:font-size-complex="12pt" style:font-style-complex="italic" style:font-weight-complex="normal"/>
    </style:style>
    <style:style style:name="P1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style="italic" style:text-underline-style="none" fo:font-weight="normal" officeooo:rsid="007f3793" officeooo:paragraph-rsid="007f3793" style:font-size-asian="10.5pt" style:font-style-asian="italic" style:font-weight-asian="normal" style:font-size-complex="12pt" style:font-style-complex="italic" style:font-weight-complex="normal"/>
    </style:style>
    <style:style style:name="P1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style="normal" style:text-underline-style="none" fo:font-weight="bold" officeooo:rsid="008a1296" officeooo:paragraph-rsid="008a1296" style:font-size-asian="10.5pt" style:font-style-asian="normal" style:font-weight-asian="bold" style:font-size-complex="12pt" style:font-style-complex="normal" style:font-weight-complex="bold"/>
    </style:style>
    <style:style style:name="P12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6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65cb" style:font-style-asian="italic" style:font-style-complex="italic"/>
    </style:style>
    <style:style style:name="T3" style:family="text">
      <style:text-properties fo:font-style="italic" officeooo:rsid="0010aeac" style:font-style-asian="italic" style:font-style-complex="italic"/>
    </style:style>
    <style:style style:name="T4" style:family="text">
      <style:text-properties fo:font-style="italic" officeooo:rsid="001171db" style:font-style-asian="italic" style:font-style-complex="italic"/>
    </style:style>
    <style:style style:name="T5" style:family="text">
      <style:text-properties fo:font-style="italic" officeooo:rsid="001285ec" style:font-style-asian="italic" style:font-style-complex="italic"/>
    </style:style>
    <style:style style:name="T6" style:family="text">
      <style:text-properties fo:font-style="italic" officeooo:rsid="001ae6cd" style:font-style-asian="italic" style:font-style-complex="italic"/>
    </style:style>
    <style:style style:name="T7" style:family="text">
      <style:text-properties fo:font-style="italic" officeooo:rsid="001b9b3e" style:font-style-asian="italic" style:font-style-complex="italic"/>
    </style:style>
    <style:style style:name="T8" style:family="text">
      <style:text-properties fo:font-style="italic" officeooo:rsid="002586b3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officeooo:rsid="0023bb19" style:font-style-asian="italic" style:font-style-complex="italic"/>
    </style:style>
    <style:style style:name="T11" style:family="text">
      <style:text-properties fo:font-style="italic" style:text-underline-style="none" officeooo:rsid="0025b1b9" style:font-style-asian="italic" style:font-style-complex="italic"/>
    </style:style>
    <style:style style:name="T12" style:family="text">
      <style:text-properties fo:font-style="italic" style:text-underline-style="none" officeooo:rsid="0028429a" style:font-style-asian="italic" style:font-style-complex="italic"/>
    </style:style>
    <style:style style:name="T13" style:family="text">
      <style:text-properties fo:font-style="italic" style:text-underline-style="none" officeooo:rsid="0031ab6e" style:font-style-asian="italic" style:font-style-complex="italic"/>
    </style:style>
    <style:style style:name="T14" style:family="text">
      <style:text-properties fo:font-style="italic" style:text-underline-style="none" officeooo:rsid="0034615d" style:font-style-asian="italic" style:font-style-complex="italic"/>
    </style:style>
    <style:style style:name="T15" style:family="text">
      <style:text-properties fo:font-style="italic" style:text-underline-style="none" officeooo:rsid="00359337" style:font-style-asian="italic" style:font-style-complex="italic"/>
    </style:style>
    <style:style style:name="T16" style:family="text">
      <style:text-properties fo:font-style="italic" style:text-underline-style="none" officeooo:rsid="0036ef1c" style:font-style-asian="italic" style:font-style-complex="italic"/>
    </style:style>
    <style:style style:name="T17" style:family="text">
      <style:text-properties fo:font-style="italic" style:text-underline-style="none" officeooo:rsid="0040be7c" style:font-style-asian="italic" style:font-style-complex="italic"/>
    </style:style>
    <style:style style:name="T18" style:family="text">
      <style:text-properties fo:font-style="italic" style:text-underline-style="none" officeooo:rsid="004257c0" style:font-style-asian="italic" style:font-style-complex="italic"/>
    </style:style>
    <style:style style:name="T19" style:family="text">
      <style:text-properties fo:font-style="italic" style:text-underline-style="none" officeooo:rsid="0043aea6" style:font-style-asian="italic" style:font-style-complex="italic"/>
    </style:style>
    <style:style style:name="T20" style:family="text">
      <style:text-properties fo:font-style="italic" style:text-underline-style="none" officeooo:rsid="0047bdff" style:font-style-asian="italic" style:font-style-complex="italic"/>
    </style:style>
    <style:style style:name="T21" style:family="text">
      <style:text-properties fo:font-style="italic" style:text-underline-style="none" officeooo:rsid="004a9f9a" style:font-style-asian="italic" style:font-style-complex="italic"/>
    </style:style>
    <style:style style:name="T22" style:family="text">
      <style:text-properties fo:font-style="italic" style:text-underline-style="none" officeooo:rsid="004d9b02" style:font-style-asian="italic" style:font-style-complex="italic"/>
    </style:style>
    <style:style style:name="T23" style:family="text">
      <style:text-properties fo:font-style="italic" style:text-underline-style="none" officeooo:rsid="004ede5a" style:font-style-asian="italic" style:font-style-complex="italic"/>
    </style:style>
    <style:style style:name="T24" style:family="text">
      <style:text-properties fo:font-style="italic" style:text-underline-style="none" officeooo:rsid="006e5835" style:font-style-asian="italic" style:font-style-complex="italic"/>
    </style:style>
    <style:style style:name="T25" style:family="text">
      <style:text-properties fo:font-style="italic" style:text-underline-style="none" officeooo:rsid="007a002c" style:font-style-asian="italic" style:font-style-complex="italic"/>
    </style:style>
    <style:style style:name="T26" style:family="text">
      <style:text-properties fo:font-style="italic" style:text-underline-style="none" officeooo:rsid="007b7b5e" style:font-style-asian="italic" style:font-style-complex="italic"/>
    </style:style>
    <style:style style:name="T27" style:family="text">
      <style:text-properties fo:font-style="italic" style:text-underline-style="none" officeooo:rsid="007d56a2" style:font-style-asian="italic" style:font-style-complex="italic"/>
    </style:style>
    <style:style style:name="T28" style:family="text">
      <style:text-properties fo:font-style="italic" style:text-underline-style="none" officeooo:rsid="0080dd9e" style:font-style-asian="italic" style:font-style-complex="italic"/>
    </style:style>
    <style:style style:name="T29" style:family="text">
      <style:text-properties fo:font-style="italic" style:text-underline-style="none" officeooo:rsid="008a1296" style:font-style-asian="italic" style:font-style-complex="italic"/>
    </style:style>
    <style:style style:name="T3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67eaed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6bd03e" style:font-style-asian="italic" style:font-weight-asian="normal" style:font-style-complex="italic" style:font-weight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normal" style:text-underline-style="none" officeooo:rsid="002f3a55" style:font-style-asian="normal" style:font-style-complex="normal"/>
    </style:style>
    <style:style style:name="T35" style:family="text">
      <style:text-properties fo:font-style="normal" style:text-underline-style="none" officeooo:rsid="00507e02" style:font-style-asian="normal" style:font-style-complex="normal"/>
    </style:style>
    <style:style style:name="T36" style:family="text">
      <style:text-properties fo:font-style="normal" style:text-underline-style="none" officeooo:rsid="00511ee9" style:font-style-asian="normal" style:font-style-complex="normal"/>
    </style:style>
    <style:style style:name="T37" style:family="text">
      <style:text-properties fo:font-style="normal" style:text-underline-style="none" officeooo:rsid="0051a849" style:font-style-asian="normal" style:font-style-complex="normal"/>
    </style:style>
    <style:style style:name="T38" style:family="text">
      <style:text-properties fo:font-style="normal" style:text-underline-style="none" officeooo:rsid="007f3793" style:font-style-asian="normal" style:font-style-complex="normal"/>
    </style:style>
    <style:style style:name="T39" style:family="text">
      <style:text-properties fo:font-style="normal" style:text-underline-style="none" officeooo:rsid="0080ad57" style:font-style-asian="normal" style:font-style-complex="normal"/>
    </style:style>
    <style:style style:name="T40" style:family="text">
      <style:text-properties fo:font-style="normal" style:text-underline-style="none" officeooo:rsid="0080dd9e" style:font-style-asian="normal" style:font-style-complex="normal"/>
    </style:style>
    <style:style style:name="T41" style:family="text">
      <style:text-properties fo:font-style="normal" style:text-underline-style="none" officeooo:rsid="00856d2f" style:font-style-asian="normal" style:font-style-complex="normal"/>
    </style:style>
    <style:style style:name="T42" style:family="text">
      <style:text-properties fo:font-style="normal" style:text-underline-style="none" officeooo:rsid="008a004a" style:font-style-asian="normal" style:font-style-complex="normal"/>
    </style:style>
    <style:style style:name="T4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69df04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6ce499" style:font-style-asian="normal" style:font-weight-asian="normal" style:font-style-complex="normal" style:font-weight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officeooo:rsid="001065cb"/>
    </style:style>
    <style:style style:name="T49" style:family="text">
      <style:text-properties officeooo:rsid="0010aeac"/>
    </style:style>
    <style:style style:name="T50" style:family="text">
      <style:text-properties officeooo:rsid="001171db"/>
    </style:style>
    <style:style style:name="T51" style:family="text">
      <style:text-properties officeooo:rsid="001a5046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1a5046" style:font-weight-asian="bold" style:font-weight-complex="bold"/>
    </style:style>
    <style:style style:name="T54" style:family="text">
      <style:text-properties fo:font-weight="bold" officeooo:rsid="00225519" style:font-weight-asian="bold" style:font-weight-complex="bold"/>
    </style:style>
    <style:style style:name="T55" style:family="text">
      <style:text-properties officeooo:rsid="001ae6cd"/>
    </style:style>
    <style:style style:name="T56" style:family="text">
      <style:text-properties officeooo:rsid="001b9b3e"/>
    </style:style>
    <style:style style:name="T57" style:family="text">
      <style:text-properties officeooo:rsid="001ef518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officeooo:rsid="001ef518"/>
    </style:style>
    <style:style style:name="T60" style:family="text">
      <style:text-properties style:text-underline-style="solid" style:text-underline-width="auto" style:text-underline-color="font-color" officeooo:rsid="0020f693"/>
    </style:style>
    <style:style style:name="T61" style:family="text">
      <style:text-properties style:text-underline-style="none"/>
    </style:style>
    <style:style style:name="T62" style:family="text">
      <style:text-properties style:text-underline-style="none" officeooo:rsid="001ef518"/>
    </style:style>
    <style:style style:name="T63" style:family="text">
      <style:text-properties style:text-underline-style="none" officeooo:rsid="0020f693"/>
    </style:style>
    <style:style style:name="T64" style:family="text">
      <style:text-properties style:text-underline-style="none" officeooo:rsid="0023bb19"/>
    </style:style>
    <style:style style:name="T65" style:family="text">
      <style:text-properties style:text-underline-style="none" officeooo:rsid="0025b1b9"/>
    </style:style>
    <style:style style:name="T66" style:family="text">
      <style:text-properties style:text-underline-style="none" fo:font-weight="bold" style:font-weight-asian="bold" style:font-weight-complex="bold"/>
    </style:style>
    <style:style style:name="T67" style:family="text">
      <style:text-properties style:text-underline-style="none" fo:font-weight="bold" officeooo:rsid="0028429a" style:font-weight-asian="bold" style:font-weight-complex="bold"/>
    </style:style>
    <style:style style:name="T68" style:family="text">
      <style:text-properties style:text-underline-style="none" fo:font-weight="bold" officeooo:rsid="006e5835" style:font-weight-asian="bold" style:font-weight-complex="bold"/>
    </style:style>
    <style:style style:name="T69" style:family="text">
      <style:text-properties style:text-underline-style="none" officeooo:rsid="0028429a"/>
    </style:style>
    <style:style style:name="T70" style:family="text">
      <style:text-properties style:text-underline-style="none" officeooo:rsid="002a99a4"/>
    </style:style>
    <style:style style:name="T71" style:family="text">
      <style:text-properties style:text-underline-style="none" officeooo:rsid="00302db5"/>
    </style:style>
    <style:style style:name="T72" style:family="text">
      <style:text-properties style:text-underline-style="none" officeooo:rsid="0031ab6e"/>
    </style:style>
    <style:style style:name="T73" style:family="text">
      <style:text-properties style:text-underline-style="none" officeooo:rsid="00337d8a"/>
    </style:style>
    <style:style style:name="T74" style:family="text">
      <style:text-properties style:text-underline-style="none" officeooo:rsid="0034615d"/>
    </style:style>
    <style:style style:name="T75" style:family="text">
      <style:text-properties style:text-underline-style="none" officeooo:rsid="00359337"/>
    </style:style>
    <style:style style:name="T76" style:family="text">
      <style:text-properties style:text-underline-style="none" officeooo:rsid="0036ef1c"/>
    </style:style>
    <style:style style:name="T77" style:family="text">
      <style:text-properties style:text-underline-style="none" officeooo:rsid="003dfecd"/>
    </style:style>
    <style:style style:name="T78" style:family="text">
      <style:text-properties style:text-underline-style="none" officeooo:rsid="0040be7c"/>
    </style:style>
    <style:style style:name="T79" style:family="text">
      <style:text-properties style:text-underline-style="none" officeooo:rsid="004257c0"/>
    </style:style>
    <style:style style:name="T80" style:family="text">
      <style:text-properties style:text-underline-style="none" officeooo:rsid="0043aea6"/>
    </style:style>
    <style:style style:name="T81" style:family="text">
      <style:text-properties style:text-underline-style="none" officeooo:rsid="0047940a"/>
    </style:style>
    <style:style style:name="T82" style:family="text">
      <style:text-properties style:text-underline-style="none" officeooo:rsid="0047bdff"/>
    </style:style>
    <style:style style:name="T83" style:family="text">
      <style:text-properties style:text-underline-style="none" officeooo:rsid="004a9f9a"/>
    </style:style>
    <style:style style:name="T84" style:family="text">
      <style:text-properties style:text-underline-style="none" officeooo:rsid="004ede5a"/>
    </style:style>
    <style:style style:name="T85" style:family="text">
      <style:text-properties style:text-underline-style="none" officeooo:rsid="00507e02"/>
    </style:style>
    <style:style style:name="T86" style:family="text">
      <style:text-properties style:text-underline-style="none" officeooo:rsid="00511ee9"/>
    </style:style>
    <style:style style:name="T87" style:family="text">
      <style:text-properties style:text-underline-style="none" officeooo:rsid="0051a849"/>
    </style:style>
    <style:style style:name="T88" style:family="text">
      <style:text-properties style:text-underline-style="none" officeooo:rsid="00556ccc"/>
    </style:style>
    <style:style style:name="T89" style:family="text">
      <style:text-properties style:text-underline-style="none" officeooo:rsid="00570cca"/>
    </style:style>
    <style:style style:name="T90" style:family="text">
      <style:text-properties style:text-underline-style="none" officeooo:rsid="00561caa"/>
    </style:style>
    <style:style style:name="T91" style:family="text">
      <style:text-properties style:text-underline-style="none" officeooo:rsid="005c34f1"/>
    </style:style>
    <style:style style:name="T92" style:family="text">
      <style:text-properties style:text-underline-style="none" officeooo:rsid="005eb55e"/>
    </style:style>
    <style:style style:name="T93" style:family="text">
      <style:text-properties style:text-underline-style="none" officeooo:rsid="00608fd9"/>
    </style:style>
    <style:style style:name="T94" style:family="text">
      <style:text-properties style:text-underline-style="none" officeooo:rsid="00610453"/>
    </style:style>
    <style:style style:name="T95" style:family="text">
      <style:text-properties style:text-underline-style="none" fo:font-weight="normal" style:font-weight-asian="normal" style:font-weight-complex="normal"/>
    </style:style>
    <style:style style:name="T96" style:family="text">
      <style:text-properties style:text-underline-style="none" fo:font-weight="normal" officeooo:rsid="00643930" style:font-weight-asian="normal" style:font-weight-complex="normal"/>
    </style:style>
    <style:style style:name="T97" style:family="text">
      <style:text-properties style:text-underline-style="none" fo:font-weight="normal" officeooo:rsid="0067eaed" style:font-weight-asian="normal" style:font-weight-complex="normal"/>
    </style:style>
    <style:style style:name="T98" style:family="text">
      <style:text-properties style:text-underline-style="none" fo:font-weight="normal" officeooo:rsid="006bd03e" style:font-weight-asian="normal" style:font-weight-complex="normal"/>
    </style:style>
    <style:style style:name="T99" style:family="text">
      <style:text-properties style:text-underline-style="none" officeooo:rsid="00643930"/>
    </style:style>
    <style:style style:name="T100" style:family="text">
      <style:text-properties style:text-underline-style="none" officeooo:rsid="006e5835"/>
    </style:style>
    <style:style style:name="T101" style:family="text">
      <style:text-properties style:text-underline-style="none" officeooo:rsid="007a002c"/>
    </style:style>
    <style:style style:name="T102" style:family="text">
      <style:text-properties style:text-underline-style="none" officeooo:rsid="007b7b5e"/>
    </style:style>
    <style:style style:name="T103" style:family="text">
      <style:text-properties style:text-underline-style="none" officeooo:rsid="007d56a2"/>
    </style:style>
    <style:style style:name="T104" style:family="text">
      <style:text-properties style:text-underline-style="none" officeooo:rsid="007f3793"/>
    </style:style>
    <style:style style:name="T105" style:family="text">
      <style:text-properties style:text-underline-style="none" officeooo:rsid="0080dd9e"/>
    </style:style>
    <style:style style:name="T106" style:family="text">
      <style:text-properties style:text-underline-style="none" officeooo:rsid="0080eee3"/>
    </style:style>
    <style:style style:name="T107" style:family="text">
      <style:text-properties style:text-underline-style="none" officeooo:rsid="0080f129"/>
    </style:style>
    <style:style style:name="T108" style:family="text">
      <style:text-properties style:text-underline-style="none" officeooo:rsid="00856d2f"/>
    </style:style>
    <style:style style:name="T109" style:family="text">
      <style:text-properties style:text-underline-style="none" officeooo:rsid="008a1296"/>
    </style:style>
    <style:style style:name="T110" style:family="text">
      <style:text-properties style:text-underline-style="none" officeooo:rsid="00924b8e"/>
    </style:style>
    <style:style style:name="T111" style:family="text">
      <style:text-properties officeooo:rsid="002165a7"/>
    </style:style>
    <style:style style:name="T112" style:family="text">
      <style:text-properties officeooo:rsid="008eb7b9"/>
    </style:style>
    <style:style style:name="T113" style:family="text">
      <style:text-properties officeooo:rsid="00924b8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5"><text:a xlink:type="simple" xlink:href="#__RefHeading__1793_1505990982" text:style-name="Index_20_Link" text:visited-style-name="Index_20_Link">Chapter 1. Intro<text:tab/>1</text:a></text:p>
          <text:p text:style-name="P125"><text:a xlink:type="simple" xlink:href="#__RefHeading__1795_1505990982" text:style-name="Index_20_Link" text:visited-style-name="Index_20_Link">Chapter 4. Objects and classes<text:tab/>2</text:a></text:p>
          <text:p text:style-name="P125"><text:a xlink:type="simple" xlink:href="#__RefHeading__1797_1505990982" text:style-name="Index_20_Link" text:visited-style-name="Index_20_Link">Chapter 5. Inheritance<text:tab/>3</text:a></text:p>
          <text:p text:style-name="P125"><text:a xlink:type="simple" xlink:href="#__RefHeading__1799_1505990982" text:style-name="Index_20_Link" text:visited-style-name="Index_20_Link">Chapter 5. Interfaces<text:tab/>4</text:a></text:p>
          <text:p text:style-name="P125"><text:a xlink:type="simple" xlink:href="#__RefHeading__1801_1505990982" text:style-name="Index_20_Link" text:visited-style-name="Index_20_Link">Chapter 12. Generics<text:tab/>5</text:a></text:p>
          <text:p text:style-name="P125"><text:a xlink:type="simple" xlink:href="#__RefHeading__1803_1505990982" text:style-name="Index_20_Link" text:visited-style-name="Index_20_Link">Chapter 13. Collections<text:tab/>6</text:a></text:p>
          <text:p text:style-name="P125"><text:a xlink:type="simple" xlink:href="#__RefHeading__1805_1505990982" text:style-name="Index_20_Link" text:visited-style-name="Index_20_Link">Chapter 14. Multithreading<text:tab/>6</text:a></text:p>
        </text:index-body>
      </text:table-of-content>
      <text:p text:style-name="P3"/>
      <text:p text:style-name="P1"/>
      <text:p text:style-name="P1">Core Java – Volume 1 – Fundamentals</text:p>
      <text:p text:style-name="P2"/>
      <text:h text:style-name="Heading_20_3" text:outline-level="3"><text:bookmark-start text:name="__RefHeading__1793_1505990982"/><text:span text:style-name="T112">Chapter </text:span>1. Intro<text:bookmark-end text:name="__RefHeading__1793_1505990982"/></text:h>
      <text:p text:style-name="P4"/>
      <text:p text:style-name="P5"><text:span text:style-name="T1">JIT (Just-in-time)</text:span> compilation = virtual machine translates the most frequently executed bytecode into machine code</text:p>
      <text:p text:style-name="P5"/>
      <text:p text:style-name="P38">* all <text:span text:style-name="T52">Java</text:span> functions are methods of a class</text:p>
      <text:p text:style-name="P38">* the sizes of all numeric types are platform-independent (as opposed to C++)</text:p>
      <text:p text:style-name="P38">* a <text:span text:style-name="T1">bool </text:span>cannot be converted to an <text:span text:style-name="T1">int</text:span></text:p>
      <text:p text:style-name="P38">* uninitialized variables cannot be used (compiler error)</text:p>
      <text:p text:style-name="P38">* use <text:span text:style-name="T1">final</text:span> to declare a constant:</text:p>
      <text:p text:style-name="P38"><text:tab/><text:span text:style-name="T1">final double CM_PER_INCH = 2.5;</text:span></text:p>
      <text:p text:style-name="P6"/>
      <text:p text:style-name="P38"><text:span text:style-name="T1">* </text:span>strings are immutable</text:p>
      <text:p text:style-name="P38">* <text:span text:style-name="T48">use </text:span><text:span text:style-name="T2">equals </text:span><text:span text:style-name="T48">to test strings:</text:span></text:p>
      <text:p text:style-name="P6"><text:tab/><text:span text:style-name="T48">if (s.equals(s2))<text:tab/></text:span></text:p>
      <text:p text:style-name="P38"/>
      <text:p text:style-name="P38">* <text:span text:style-name="T49">use </text:span><text:span text:style-name="T3">StringBuilder </text:span><text:span text:style-name="T49">to create strings</text:span></text:p>
      <text:p text:style-name="P38"><text:tab/><text:span text:style-name="T3">StringBuilder builder = new StringBuilder();</text:span></text:p>
      <text:p text:style-name="P15"><text:tab/>builder.append(str);</text:p>
      <text:p text:style-name="P15"><text:tab/>builder.append(ch);</text:p>
      <text:p text:style-name="P38"/>
      <text:p text:style-name="P38"><text:tab/><text:span text:style-name="T3">String completedString = builder.toString();</text:span></text:p>
      <text:p text:style-name="P38"/>
      <text:p text:style-name="P38">* <text:span text:style-name="T50">labeled break: to exit from multiple nested loops</text:span></text:p>
      <text:p text:style-name="P38"><text:tab/><text:span text:style-name="T4">read_data:</text:span></text:p>
      <text:p text:style-name="P16"><text:tab/>while (…)</text:p>
      <text:p text:style-name="P16"><text:tab/><text:tab/>while (…)</text:p>
      <text:p text:style-name="P16"><text:tab/><text:tab/><text:tab/>if (cond)</text:p>
      <text:p text:style-name="P16"><text:tab/><text:tab/><text:tab/><text:tab/>break read_data</text:p>
      <text:p text:style-name="P16"/>
      <text:p text:style-name="P16"><text:tab/>//will jump here</text:p>
      <text:p text:style-name="P38"><text:span text:style-name="T4"><text:tab/></text:span><text:span text:style-name="T5">first_instruction</text:span></text:p>
      <text:p text:style-name="P17"/>
      <text:p text:style-name="P38">* <text:span text:style-name="T53">Java</text:span><text:span text:style-name="T51"> has no operator overloading</text:span></text:p>
      <text:p text:style-name="P38">* <text:span text:style-name="T55">operator </text:span><text:span text:style-name="T6">[] </text:span><text:span text:style-name="T55">is predefined to perform </text:span><text:span text:style-name="T6">bound checking </text:span><text:span text:style-name="T55">(will throw)</text:span></text:p>
      <text:p text:style-name="P38">* <text:span text:style-name="T56">the name of the program is not stored in </text:span><text:span text:style-name="T7">args </text:span><text:span text:style-name="T56">array</text:span></text:p>
      <text:p text:style-name="P16"><text:tab/></text:p>
      <text:h text:style-name="Heading_20_3" text:outline-level="3"><text:bookmark-start text:name="__RefHeading__1795_1505990982"/><text:soft-page-break/><text:span text:style-name="T113">Chapter </text:span>4. Objects and classes<text:bookmark-end text:name="__RefHeading__1795_1505990982"/></text:h>
      <text:p text:style-name="P68"/>
      <text:p text:style-name="P39">* all classes extend <text:span text:style-name="T1">Object </text:span>class</text:p>
      <text:p text:style-name="P39">* <text:span text:style-name="T111">all </text:span><text:span text:style-name="T54">Java </text:span><text:span text:style-name="T111">objects live on heap</text:span></text:p>
      <text:p text:style-name="P39"/>
      <text:p text:style-name="P39">Common relationships between classes:</text:p>
      <text:p text:style-name="P39">* <text:span text:style-name="T1">dependence</text:span>: uses-a</text:p>
      <text:p text:style-name="P39"><text:span text:style-name="T1">* aggregation: </text:span>has-a</text:p>
      <text:p text:style-name="P39"><text:span text:style-name="T1">* inheritance: </text:span>is-a</text:p>
      <text:p text:style-name="P39"/>
      <text:p text:style-name="P40"/>
      <text:p text:style-name="P40"/>
      <text:p text:style-name="P72">Object variable:</text:p>
      <text:p text:style-name="P40"><text:tab/><text:span text:style-name="T1">Date deadline;<text:tab/>//</text:span><text:span text:style-name="T8">object </text:span><text:span text:style-name="T1">variable</text:span></text:p>
      <text:p text:style-name="P40"/>
      <text:p text:style-name="P39">* <text:span text:style-name="T57">an object variable </text:span><text:span text:style-name="T59">refers </text:span><text:span text:style-name="T62">to an object</text:span></text:p>
      <text:p text:style-name="P39"><text:span text:style-name="T62">* </text:span><text:span text:style-name="T63">the value of any object variable is a </text:span><text:span text:style-name="T60">reference </text:span><text:span text:style-name="T63">to an object that is stored elsewhere</text:span></text:p>
      <text:p text:style-name="P39"><text:span text:style-name="T63">* </text:span><text:span text:style-name="T64">similar to </text:span><text:span text:style-name="T10">object pointers </text:span><text:span text:style-name="T64">in C++:</text:span></text:p>
      <text:p text:style-name="P21"><text:tab/>Date birthday;<text:tab/><text:tab/>//Java</text:p>
      <text:p text:style-name="P21"><text:tab/>Date* birthday;<text:tab/>//C++</text:p>
      <text:p text:style-name="P21"/>
      <text:p text:style-name="P21"><text:tab/>birthday = new Date();<text:tab/>//C++ and Java</text:p>
      <text:p text:style-name="P39"><text:span text:style-name="T64">* </text:span><text:span text:style-name="T65">use </text:span><text:span text:style-name="T11">clone() </text:span><text:span text:style-name="T65">to get a complete copy of an object</text:span></text:p>
      <text:p text:style-name="P73"/>
      <text:p text:style-name="P73"/>
      <text:p text:style-name="P41"><text:span text:style-name="T65">I</text:span><text:span text:style-name="T61">n </text:span><text:span text:style-name="T66">Java:</text:span></text:p>
      <text:p text:style-name="P41"><text:span text:style-name="T61">* there is no special syntax for </text:span><text:span text:style-name="T9">getters </text:span><text:span text:style-name="T61">and </text:span><text:span text:style-name="T9">setters </text:span><text:span text:style-name="T61">(no </text:span><text:span text:style-name="T9">const)</text:span></text:p>
      <text:p text:style-name="P41"><text:span text:style-name="T61">* </text:span><text:span text:style-name="T69">all methods are defined inside the class itself (inline replacement is the job of </text:span><text:span text:style-name="T67">Java </text:span><text:span text:style-name="T69">virtual machine)</text:span></text:p>
      <text:p text:style-name="P41"><text:span text:style-name="T69">* always use </text:span><text:span text:style-name="T12">clone() </text:span><text:span text:style-name="T69">whenever you need to return a copy of a mutable data field</text:span></text:p>
      <text:p text:style-name="P41"><text:span text:style-name="T69"><text:tab/></text:span><text:span text:style-name="T12">public Date getHireDay()</text:span></text:p>
      <text:p text:style-name="P22"><text:tab/>{</text:p>
      <text:p text:style-name="P22"><text:tab/><text:tab/>return hireDay;<text:tab/>//wrong, returns a reference to mutable object</text:p>
      <text:p text:style-name="P22"><text:tab/><text:tab/>return (Date)hireDay.clone();<text:tab/>//good</text:p>
      <text:p text:style-name="P23"><text:tab/>}</text:p>
      <text:p text:style-name="P42"><text:span text:style-name="T69">* </text:span><text:span text:style-name="T109"><text:s/>prefer initialization in declaration if you don't have a constructor parameter that changes the value of the field:</text:span></text:p>
      <text:p text:style-name="P42"><text:span text:style-name="T109"><text:tab/></text:span><text:span text:style-name="T29">private int counter = 10;</text:span></text:p>
      <text:p text:style-name="P74">* If the value of the field changes because of a constructor parameter put the initialization in the constructors.</text:p>
      <text:p text:style-name="P23"/>
      <text:p text:style-name="P126"><text:bookmark-start text:name="__DdeLink__1445_1710883078"/>Method parameters<text:bookmark-end text:name="__DdeLink__1445_1710883078"/></text:p>
      <text:p text:style-name="P43"><text:span text:style-name="T61">* </text:span><text:span text:style-name="T66">Java </text:span><text:span text:style-name="T58">always</text:span><text:span text:style-name="T66"> </text:span><text:span text:style-name="T61">uses </text:span><text:span text:style-name="T9">call-by-value: </text:span><text:span text:style-name="T61">the method gets a copy of all parameter values</text:span></text:p>
      <text:p text:style-name="P75">* two kinds of parameters:</text:p>
      <text:p text:style-name="P76"><text:tab/>a. primitive types</text:p>
      <text:p text:style-name="P44"><text:span text:style-name="T61"><text:tab/>b. object references: </text:span><text:span text:style-name="T70">method gets a copy of the parameter value = object reference → both the original and the copy refer to the same object</text:span></text:p>
      <text:p text:style-name="P77"/>
      <text:p text:style-name="P45"><text:span text:style-name="T70">S</text:span><text:span text:style-name="T61">ummary:</text:span></text:p>
      <text:p text:style-name="P78">* a method cannot modify a parameter of primitive types</text:p>
      <text:p text:style-name="P45"><text:span text:style-name="T61">* a method can change the </text:span><text:span text:style-name="T9">state </text:span><text:span text:style-name="T61">of an object parameter</text:span></text:p>
      <text:p text:style-name="P78"><text:soft-page-break/>* a method cannot make an object parameter refer to a new object</text:p>
      <text:p text:style-name="P78"/>
      <text:p text:style-name="P46"><text:span text:style-name="T61">If </text:span><text:span text:style-name="T9">the first statement of a ctor </text:span><text:span text:style-name="T61">has the form: </text:span><text:span text:style-name="T9">this(...)</text:span><text:span text:style-name="T61">, then the ctor calls another ctor of the same class</text:span></text:p>
      <text:p text:style-name="P79"/>
      <text:p text:style-name="P126">Object-destruction</text:p>
      <text:p text:style-name="P7"><text:span text:style-name="T61">finalize()</text:span><text:span text:style-name="T33">= will be called before the garbage collector sweeps away the object</text:span></text:p>
      <text:p text:style-name="P7"><text:span text:style-name="T33"><text:tab/></text:span><text:span text:style-name="T34">do not rely on it (don't know when it will be called)</text:span></text:p>
      <text:p text:style-name="P24"/>
      <text:p text:style-name="P119"/>
      <text:p text:style-name="P126">Access members of a class</text:p>
      <text:p text:style-name="P108">a. Top level:</text:p>
      <text:p text:style-name="P37">public: <text:span text:style-name="T47">class is visible to all classes</text:span></text:p>
      <text:p text:style-name="P108"><text:span text:style-name="T1">default</text:span>: class is visible only within its own package</text:p>
      <text:p text:style-name="P108"/>
      <text:p text:style-name="P108">a. Member level</text:p>
      <text:p text:style-name="P67"><text:span text:style-name="T9">private</text:span><text:span text:style-name="T61">: visible only to class</text:span></text:p>
      <text:p text:style-name="P67"><text:span text:style-name="T9">public</text:span><text:span text:style-name="T61">: visible to the world</text:span></text:p>
      <text:p text:style-name="P67"><text:span text:style-name="T9">protected</text:span><text:span text:style-name="T61">: visible to the package and all subclasses</text:span></text:p>
      <text:p text:style-name="P67"><text:span text:style-name="T9">default</text:span><text:span text:style-name="T61">: visible to the package</text:span></text:p>
      <text:p text:style-name="P81"/>
      <text:p text:style-name="P25"/>
      <text:h text:style-name="Heading_20_3" text:outline-level="3"><text:bookmark-start text:name="__RefHeading__1797_1505990982"/><text:span text:style-name="T62">C</text:span><text:span text:style-name="T61">hapter 5. Inheritance</text:span><text:bookmark-end text:name="__RefHeading__1797_1505990982"/></text:h>
      <text:p text:style-name="P109"/>
      <text:p text:style-name="P49"><text:span text:style-name="T79">a class inherits a superclass using </text:span><text:span text:style-name="T18">extends</text:span></text:p>
      <text:p text:style-name="P109"/>
      <text:p text:style-name="P47"><text:span text:style-name="T61">* </text:span><text:span text:style-name="T71">all inheritance is public</text:span></text:p>
      <text:p text:style-name="P47"><text:span text:style-name="T71">* </text:span><text:span text:style-name="T72">calling superclass' methods:</text:span></text:p>
      <text:p text:style-name="P47"><text:span text:style-name="T72"><text:tab/></text:span><text:span text:style-name="T13">super.method()</text:span></text:p>
      <text:p text:style-name="P47"><text:span text:style-name="T72">* if subclass' ctor doesn't call a superclass ctor explicitly, the default ctor will be </text:span><text:span text:style-name="T73">invoked:</text:span></text:p>
      <text:p text:style-name="P8"><text:span text:style-name="T73"><text:tab/></text:span><text:span text:style-name="T74">super(number, str);</text:span></text:p>
      <text:p text:style-name="P48"><text:span text:style-name="T73">* </text:span><text:span text:style-name="T75">there is no need to declare a method as </text:span><text:span text:style-name="T15">virtual (</text:span><text:span text:style-name="T75">dynamic binding is default); </text:span><text:span text:style-name="T74">if you do not want a method to be virtual, you can declare it with </text:span><text:span text:style-name="T14">final</text:span></text:p>
      <text:p text:style-name="P48"><text:span text:style-name="T74">* </text:span><text:span text:style-name="T75">all methods in a </text:span><text:span text:style-name="T15">final </text:span><text:span text:style-name="T75">class are automatically </text:span><text:span text:style-name="T15">final</text:span></text:p>
      <text:p text:style-name="P50"><text:span text:style-name="T15">* </text:span><text:span text:style-name="T105">use </text:span><text:span text:style-name="T28">@Override </text:span><text:span text:style-name="T105">for overri</text:span><text:span text:style-name="T107">d</text:span><text:span text:style-name="T105">den methods:</text:span></text:p>
      <text:p text:style-name="P65"><text:span text:style-name="T61"><text:tab/>compiler checks you actually are overriding a method when you think you are </text:span><text:span text:style-name="T107">(</text:span><text:span text:style-name="T61">if you make a common mistake of misspelling a method name or not correctly matching the parameters, you will be warned that you method does not actually override as you think it does</text:span><text:span text:style-name="T107">)</text:span></text:p>
      <text:p text:style-name="P65"><text:span text:style-name="T105"><text:tab/>makes your code easier to understand because it is more obvious when methods are over</text:span><text:span text:style-name="T106">ri</text:span><text:span text:style-name="T107">d</text:span><text:span text:style-name="T106">den</text:span><text:span text:style-name="T105">.</text:span></text:p>
      <text:p text:style-name="P26"><text:s/></text:p>
      <text:p text:style-name="P48"><text:span text:style-name="T15">*</text:span><text:span text:style-name="T75"> </text:span><text:span text:style-name="T76">before casting-down objects, try if the cast will succeed:</text:span></text:p>
      <text:p text:style-name="P48"><text:span text:style-name="T76"><text:tab/></text:span><text:span text:style-name="T16">if (staff[i] instanceof Manager)</text:span></text:p>
      <text:p text:style-name="P27"><text:tab/><text:tab/>boss = (Manager) staff[i];</text:p>
      <text:p text:style-name="P110"/>
      <text:p text:style-name="P126"><text:span text:style-name="T76">A</text:span><text:span text:style-name="T61">bstract classes</text:span></text:p>
      <text:p text:style-name="P51"><text:span text:style-name="T61">* </text:span><text:span text:style-name="T9">abstract </text:span><text:span text:style-name="T61">classes cannot be instantiated</text:span></text:p>
      <text:p text:style-name="P51"><text:span text:style-name="T61">* a class with one or more </text:span><text:span text:style-name="T9">abstract</text:span><text:span text:style-name="T61"> methods must itself be declared as </text:span><text:span text:style-name="T9">abstract</text:span></text:p>
      <text:p text:style-name="P51"><text:span text:style-name="T9">* </text:span><text:span text:style-name="T61">a class can even be declared </text:span><text:span text:style-name="T9">abstract </text:span><text:span text:style-name="T61">even though it has no </text:span><text:span text:style-name="T9">abstract </text:span><text:span text:style-name="T61">methods</text:span></text:p>
      <text:p text:style-name="P80"/>
      <text:p text:style-name="P126"><text:span text:style-name="T61"/></text:p>
      <text:p text:style-name="P126"><text:soft-page-break/><text:span text:style-name="T61">Object </text:span><text:span text:style-name="T33">class</text:span></text:p>
      <text:p text:style-name="P9"><text:span text:style-name="T33">* every class in </text:span><text:span text:style-name="T43">Java </text:span><text:span text:style-name="T33"><text:s/>extends </text:span><text:span text:style-name="T61">Object</text:span></text:p>
      <text:p text:style-name="P52"><text:span text:style-name="T61">* add </text:span><text:span text:style-name="T9">toString() </text:span><text:span text:style-name="T61">method to each class that you write</text:span></text:p>
      <text:p text:style-name="P82">* </text:p>
      <text:p text:style-name="P28"/>
      <text:p text:style-name="P126"><text:span text:style-name="T62">A</text:span><text:span text:style-name="T61">rrayList</text:span></text:p>
      <text:p text:style-name="P53"><text:span text:style-name="T61">* similar with </text:span><text:span text:style-name="T9">std::vector</text:span><text:span text:style-name="T61">, but it contains only references:</text:span></text:p>
      <text:p text:style-name="P53"><text:span text:style-name="T61"><text:tab/></text:span><text:span text:style-name="T9">ArrayList&lt;int&gt; w; <text:tab/>//wrong</text:span></text:p>
      <text:p text:style-name="P29"><text:tab/>ArrayList&lt;Integer&gt; w;<text:tab/>//ok</text:p>
      <text:p text:style-name="P29"/>
      <text:p text:style-name="P29"><text:tab/>ArrayList&lt;Employee&gt; staff = new ArrayList&lt;Employee&gt;(100);</text:p>
      <text:p text:style-name="P29"><text:tab/><text:tab/>//capacity is 100</text:p>
      <text:p text:style-name="P29"><text:tab/><text:tab/>//size is 0</text:p>
      <text:p text:style-name="P29"><text:tab/>staff.set(0, x);<text:tab/>//error, because size is 0</text:p>
      <text:p text:style-name="P29"><text:tab/>staff.add(x);</text:p>
      <text:p text:style-name="P29"><text:tab/>staff.set(0, y);</text:p>
      <text:p text:style-name="P29"><text:tab/>staff.get(0);</text:p>
      <text:p text:style-name="P29"/>
      <text:p text:style-name="P111"/>
      <text:h text:style-name="Heading_20_3" text:outline-level="3"><text:bookmark-start text:name="__RefHeading__1799_1505990982"/><text:span text:style-name="T110">C</text:span><text:span text:style-name="T61">hapter 5. I</text:span><text:span text:style-name="T77">nterfaces</text:span><text:bookmark-end text:name="__RefHeading__1799_1505990982"/></text:h>
      <text:p text:style-name="P112"/>
      <text:p text:style-name="P54"><text:span text:style-name="T77">i</text:span><text:span text:style-name="T61">nterface = set of requirements</text:span></text:p>
      <text:p text:style-name="P55"><text:span text:style-name="T80">a class implements an interface using the keyword </text:span><text:span text:style-name="T19">implements</text:span></text:p>
      <text:p text:style-name="P83"/>
      <text:p text:style-name="P54"><text:span text:style-name="T61">* </text:span><text:span text:style-name="T78">all methods of an interface are automatically </text:span><text:span text:style-name="T17">public</text:span></text:p>
      <text:p text:style-name="P84">* methods are never implemented in an interface</text:p>
      <text:p text:style-name="P54"><text:span text:style-name="T78">* </text:span><text:span text:style-name="T81">an interface cannot be instantiated </text:span><text:span text:style-name="T82">(variables can still be declared):</text:span></text:p>
      <text:p text:style-name="P54"><text:span text:style-name="T82"><text:tab/></text:span><text:span text:style-name="T20">Comparable x;</text:span></text:p>
      <text:p text:style-name="P54"><text:span text:style-name="T20">* </text:span><text:span text:style-name="T83">an interface can extend another interface:</text:span></text:p>
      <text:p text:style-name="P54"><text:span text:style-name="T83"><text:tab/></text:span><text:span text:style-name="T21">public interface Powered extends Moveable</text:span></text:p>
      <text:p text:style-name="P30"><text:tab/>{…}</text:p>
      <text:p text:style-name="P85">* constants can be supplied in an interface</text:p>
      <text:p text:style-name="P85"/>
      <text:p text:style-name="P85"/>
      <text:p text:style-name="P126"><text:span text:style-name="T83">O</text:span><text:span text:style-name="T61">bject cloning:</text:span></text:p>
      <text:p text:style-name="P113"/>
      <text:p text:style-name="P56"><text:span text:style-name="T61"><text:tab/></text:span><text:span text:style-name="T9">Employee original = new Employee();</text:span></text:p>
      <text:p text:style-name="P56"><text:span text:style-name="T9"><text:tab/>Employee copy = original;<text:tab/>//</text:span><text:span text:style-name="T22">both are references to same object</text:span></text:p>
      <text:p text:style-name="P31"><text:tab/>copy.raiseSalary(10);<text:tab/><text:tab/>//original also changed</text:p>
      <text:p text:style-name="P31"/>
      <text:p text:style-name="P56"><text:span text:style-name="T22"><text:tab/></text:span><text:span text:style-name="T23">Employee copy = original.clone();<text:tab/>//new object</text:span></text:p>
      <text:p text:style-name="P32"/>
      <text:p text:style-name="P10"><text:span text:style-name="T84">* </text:span><text:span text:style-name="T85">clone() </text:span><text:span text:style-name="T35">method is a protected method of </text:span><text:span text:style-name="T85">Object,</text:span><text:span text:style-name="T35"> so it cannot be called directly; </text:span><text:span text:style-name="T36">only </text:span><text:span text:style-name="T86">Employee </text:span><text:span text:style-name="T36">can clone objects</text:span></text:p>
      <text:p text:style-name="P10"><text:span text:style-name="T36">* </text:span><text:span text:style-name="T87">clone()</text:span><text:span text:style-name="T37"> is by default shallow-copy (doesn't clone objects which are referenced inside other objects)</text:span></text:p>
      <text:p text:style-name="P86"/>
      <text:p text:style-name="P57"><text:span text:style-name="T82">a. </text:span><text:span text:style-name="T61">implement </text:span><text:span text:style-name="T9">Cloneable</text:span><text:span text:style-name="T61"> interface</text:span></text:p>
      <text:p text:style-name="P57"><text:span text:style-name="T61">b. redefine </text:span><text:span text:style-name="T9">clone() </text:span><text:span text:style-name="T61">to be public</text:span></text:p>
      <text:p text:style-name="P57"><text:span text:style-name="T61">c. call </text:span><text:span text:style-name="T9">super.clone()</text:span></text:p>
      <text:p text:style-name="P126"><text:soft-page-break/>Inner classes:</text:p>
      <text:p text:style-name="P87"/>
      <text:p text:style-name="P58"><text:span text:style-name="T61">* </text:span><text:span text:style-name="T88">can access “private” data (from the scope in which they were defined)</text:span></text:p>
      <text:p text:style-name="P59"><text:span text:style-name="T88"><text:tab/>a</text:span><text:span text:style-name="T90">n object of an inner class always get</text:span><text:span text:style-name="T91">s</text:span><text:span text:style-name="T90"> a</text:span><text:span text:style-name="T89">n invisible</text:span><text:span text:style-name="T90"> reference to the object that created it</text:span></text:p>
      <text:p text:style-name="P88"/>
      <text:p text:style-name="P90">* can be hidden from other classes in the package</text:p>
      <text:p text:style-name="P90">* anonymous inner classes are handy for defining callbacks</text:p>
      <text:p text:style-name="P89"/>
      <text:p text:style-name="P33"/>
      <text:p text:style-name="P60"><text:span text:style-name="T78">l</text:span><text:span text:style-name="T61">ocal inner classes can be defined in a single method:</text:span></text:p>
      <text:p text:style-name="P60"><text:span text:style-name="T61">* </text:span><text:span text:style-name="T92">they are completely hidden from the outside world</text:span></text:p>
      <text:p text:style-name="P91"/>
      <text:p text:style-name="P91"/>
      <text:p text:style-name="P126"><text:span text:style-name="T92">P</text:span><text:span text:style-name="T61">roxies</text:span></text:p>
      <text:p text:style-name="P114"/>
      <text:p text:style-name="P61"><text:span text:style-name="T61">* </text:span><text:span text:style-name="T93">a proxy can create a new class at </text:span><text:span text:style-name="T94">run</text:span><text:span text:style-name="T93">time</text:span></text:p>
      <text:p text:style-name="P92">* necessary when you don't know at compile time which interfaces to implement</text:p>
      <text:p text:style-name="P92"/>
      <text:p text:style-name="P92"/>
      <text:p text:style-name="P92"/>
      <text:h text:style-name="Heading_20_3" text:outline-level="3"><text:bookmark-start text:name="__RefHeading__1801_1505990982"/><text:span text:style-name="T61">Chapter 1</text:span><text:span text:style-name="T100">2. Generics</text:span><text:bookmark-end text:name="__RefHeading__1801_1505990982"/></text:h>
      <text:p text:style-name="P115"/>
      <text:p text:style-name="P62"><text:span text:style-name="T100">A </text:span><text:span text:style-name="T68">generic</text:span><text:span text:style-name="T100"> type is a class or interface that is parameterized over types. </text:span></text:p>
      <text:p text:style-name="P93">We use angle brackets (&lt;&gt;) to specify the type parameter.</text:p>
      <text:p text:style-name="P93"/>
      <text:p text:style-name="P93"/>
      <text:p text:style-name="P63"><text:span text:style-name="T66">autoboxing </text:span><text:span text:style-name="T61">= c</text:span><text:span text:style-name="T100">onverting a primitive data type into an object of the corresponding wrapper class is <text:tab/>converting </text:span><text:span text:style-name="T24">int</text:span><text:span text:style-name="T100"> to </text:span><text:span text:style-name="T24">Integer</text:span><text:span text:style-name="T100"> or converting </text:span><text:span text:style-name="T24">long</text:span><text:span text:style-name="T100"> to </text:span><text:span text:style-name="T24">Long</text:span><text:span text:style-name="T100"> object.</text:span></text:p>
      <text:p text:style-name="P94"/>
      <text:p text:style-name="P95">The most commonly used type parameter names are:</text:p>
      <text:p text:style-name="P95">E – Element (used extensively by the Java Collections Framework, for example ArrayList, Set etc.)</text:p>
      <text:p text:style-name="P95">K – Key (Used in Map)</text:p>
      <text:p text:style-name="P95">N – Number</text:p>
      <text:p text:style-name="P95">T – Type</text:p>
      <text:p text:style-name="P95">V – Value (Used in Map)</text:p>
      <text:p text:style-name="P95">S,U,V etc. – 2nd, 3rd, 4th types</text:p>
      <text:p text:style-name="P95"/>
      <text:p text:style-name="P96">we can use generics type in constructors too.</text:p>
      <text:p text:style-name="P96"/>
      <text:h text:style-name="Heading_20_3" text:outline-level="3"><text:bookmark-start text:name="__RefHeading__1803_1505990982"/>Chapter 13. Collections<text:bookmark-end text:name="__RefHeading__1803_1505990982"/></text:h>
      <text:p text:style-name="P116"/>
      <text:p text:style-name="P69"><text:span text:style-name="T61">Java </text:span><text:span text:style-name="T95">separates </text:span><text:span text:style-name="T30">interfaces </text:span><text:span text:style-name="T95">and </text:span><text:span text:style-name="T30">implementations: </text:span><text:span text:style-name="T96">the interface specifies what it does, the implementation how it does</text:span></text:p>
      <text:p text:style-name="P69"><text:span text:style-name="T96">* </text:span><text:span text:style-name="T98">use interface references:</text:span></text:p>
      <text:p text:style-name="P69"><text:span text:style-name="T98"><text:tab/></text:span><text:span text:style-name="T32">SortedSet&lt;Item&gt; sset = new TreeSet&lt;Item&gt;();</text:span></text:p>
      <text:p text:style-name="P97"/>
      <text:p text:style-name="P70"><text:span text:style-name="T99">J</text:span><text:span text:style-name="T61">ava </text:span><text:span text:style-name="T95">iterators are </text:span><text:span text:style-name="T30">between elements</text:span><text:span text:style-name="T95">: when calling </text:span><text:span text:style-name="T30">next(), </text:span><text:span text:style-name="T95">the iterator jumps over the next element and returns a reference to the element that it just passed</text:span></text:p>
      <text:p text:style-name="P98"><text:soft-page-break/></text:p>
      <text:p text:style-name="P99">Removing elements:</text:p>
      <text:p text:style-name="P71"><text:span text:style-name="T95">* </text:span><text:span text:style-name="T30">remove </text:span><text:span text:style-name="T95">from </text:span><text:span text:style-name="T30">Iterator </text:span><text:span text:style-name="T95">interface removes the element that was returned by the last call to </text:span><text:span text:style-name="T30">next()</text:span></text:p>
      <text:p text:style-name="P71"><text:span text:style-name="T95">* it is illegal to call </text:span><text:span text:style-name="T30">remove() </text:span><text:span text:style-name="T95">if it wasn't preceded by </text:span><text:span text:style-name="T30">next()</text:span><text:span text:style-name="T95"> (</text:span><text:span text:style-name="T30">IllegalStateException </text:span><text:span text:style-name="T95">is thrown)</text:span></text:p>
      <text:p text:style-name="P99"/>
      <text:p text:style-name="P71"><text:span text:style-name="T95">* </text:span><text:span text:style-name="T97">use </text:span><text:span text:style-name="T31">ArrayList</text:span><text:span text:style-name="T97"> instead of </text:span><text:span text:style-name="T31">Vector </text:span><text:span text:style-name="T97">when you don't need synchronization</text:span></text:p>
      <text:p text:style-name="P100"/>
      <text:p text:style-name="P100"/>
      <text:p text:style-name="P18"><text:span text:style-name="T95">HashSet</text:span><text:span text:style-name="T44"> = hash </text:span><text:span text:style-name="T46">table (unique elements)</text:span></text:p>
      <text:p text:style-name="P18"><text:span text:style-name="T95">TreeSet = </text:span><text:span text:style-name="T44">a sorted collection </text:span><text:span text:style-name="T45">(red-black tree)</text:span></text:p>
      <text:p text:style-name="P92"/>
      <text:p text:style-name="P92"/>
      <text:p text:style-name="P34">HashMap</text:p>
      <text:p text:style-name="P34">TreeMap</text:p>
      <text:p text:style-name="P34"/>
      <text:h text:style-name="Heading_20_3" text:outline-level="3"><text:bookmark-start text:name="__RefHeading__1805_1505990982"/><text:span text:style-name="T108">Chapter 14. </text:span><text:span text:style-name="T61">Multithreading</text:span><text:bookmark-end text:name="__RefHeading__1805_1505990982"/></text:h>
      <text:p text:style-name="P117"/>
      <text:p text:style-name="P126">Creation:</text:p>
      <text:p text:style-name="P64"><text:span text:style-name="T61">1. implement </text:span><text:span text:style-name="T9">Runnable</text:span><text:span text:style-name="T61"> interface</text:span></text:p>
      <text:p text:style-name="P64"><text:span text:style-name="T61">- </text:span><text:span text:style-name="T101">pass </text:span><text:span text:style-name="T25">Runnable </text:span><text:span text:style-name="T102">object to the </text:span><text:span text:style-name="T26">Thread </text:span><text:span text:style-name="T102">constructor</text:span></text:p>
      <text:p text:style-name="P64"><text:span text:style-name="T102">- call </text:span><text:span text:style-name="T26">thread.start()</text:span></text:p>
      <text:p text:style-name="P64"><text:span text:style-name="T61">* </text:span><text:span text:style-name="T103">more general (allows the </text:span><text:span text:style-name="T27">Runnable</text:span><text:span text:style-name="T103"> object to subclass other class)</text:span></text:p>
      <text:p text:style-name="P101"/>
      <text:p text:style-name="P64"><text:span text:style-name="T61">2. extend </text:span><text:span text:style-name="T9">Thread</text:span><text:span text:style-name="T61"> class</text:span></text:p>
      <text:p text:style-name="P64"><text:span text:style-name="T61">- </text:span><text:span text:style-name="T102">provide own </text:span><text:span text:style-name="T26">run()</text:span><text:span text:style-name="T102"> implementation</text:span></text:p>
      <text:p text:style-name="P64"><text:span text:style-name="T102">- </text:span><text:span text:style-name="T103">call </text:span><text:span text:style-name="T27">start()</text:span></text:p>
      <text:p text:style-name="P102">* easier to use</text:p>
      <text:p text:style-name="P35"/>
      <text:p text:style-name="P35"/>
      <text:p text:style-name="P126"><text:span text:style-name="T104">C</text:span><text:span text:style-name="T61">oncurrency</text:span></text:p>
      <text:p text:style-name="P103"/>
      <text:p text:style-name="P20"><text:span text:style-name="T41">1. </text:span><text:span text:style-name="T33">Synchronization</text:span></text:p>
      <text:p text:style-name="P12"><text:span text:style-name="T41">a. </text:span><text:span text:style-name="T38">S</text:span><text:span text:style-name="T33">ynchronized methods:</text:span></text:p>
      <text:p text:style-name="P12"><text:span text:style-name="T33">* simply add the </text:span><text:span text:style-name="T61">synchronized</text:span><text:span text:style-name="T33"> keyword to its declaration</text:span></text:p>
      <text:p text:style-name="P105">* it is not possible for two invocations of synchronized methods on the same object to interleave</text:p>
      <text:p text:style-name="P120"><text:span text:style-name="T33"><text:tab/></text:span><text:span text:style-name="T39">When one thread is executing a synchronized method for an object, all other threads that <text:s/>invoke synchronized <text:tab/>methods for the same object block (suspend execution) until the first thread is done with the object.</text:span></text:p>
      <text:p text:style-name="P121"/>
      <text:p text:style-name="P13"><text:span text:style-name="T39">* </text:span><text:span text:style-name="T40">when a synchronized method exits, it automatically establishes a happens-before relationship with any subsequent invocation of a synchronized method for the same object.</text:span></text:p>
      <text:p text:style-name="P106"/>
      <text:p text:style-name="P14"><text:span text:style-name="T40">b. </text:span><text:span text:style-name="T33">Synchronized statements:</text:span></text:p>
      <text:p text:style-name="P104"/>
      <text:p text:style-name="P107"/>
      <text:p text:style-name="P19"><text:span text:style-name="T42">2. </text:span><text:span text:style-name="T38">G</text:span><text:span text:style-name="T33">uarded blocks:</text:span></text:p>
      <text:p text:style-name="P104">* begins by polling a condition that must be true before the block can proceed.</text:p>
      <text:p text:style-name="P14"><text:span text:style-name="T33">* invokes </text:span><text:span text:style-name="T61">Object.wait()</text:span><text:span text:style-name="T33"> to suspend the current thread. The invocation of </text:span><text:span text:style-name="T61">wait</text:span><text:span text:style-name="T33"> does not return until another thread has issued a notification that some special event may have occurred</text:span></text:p>
      <text:p text:style-name="P122">public synchronized void guardedJoy() {</text:p>
      <text:p text:style-name="P122"><text:s text:c="4"/>// This guard only loops once for each special event, which may not</text:p>
      <text:p text:style-name="P122"><text:soft-page-break/><text:s text:c="4"/>// be the event we're waiting for.</text:p>
      <text:p text:style-name="P122"><text:s text:c="4"/>while(!joy) {</text:p>
      <text:p text:style-name="P122"><text:s text:c="8"/>try {</text:p>
      <text:p text:style-name="P122"><text:s text:c="12"/>wait();</text:p>
      <text:p text:style-name="P122"><text:s text:c="8"/>} catch (InterruptedException e) {}</text:p>
      <text:p text:style-name="P122"><text:s text:c="4"/>}</text:p>
      <text:p text:style-name="P122"><text:s text:c="4"/>System.out.println("Joy and efficiency have been achieved!");</text:p>
      <text:p text:style-name="P122">}</text:p>
      <text:p text:style-name="P122"/>
      <text:p text:style-name="P124">3. Synchronizers:</text:p>
      <text:p text:style-name="P123"/>
      <text:p text:style-name="P11"><text:span text:style-name="T104">Semaphore</text:span><text:span text:style-name="T38">: A classic concurrency tool</text:span></text:p>
      <text:p text:style-name="P11"><text:span text:style-name="T104">CyclicBarrier</text:span><text:span text:style-name="T38">: A resettable multiway synchronization point (useful for parallel programming)</text:span></text:p>
      <text:p text:style-name="P11"><text:span text:style-name="T104">CountDownLatch</text:span><text:span text:style-name="T38">: A utility for blocking until a given number of signals, events, or conditions hold</text:span></text:p>
      <text:p text:style-name="P11"><text:span text:style-name="T104">Exchanger</text:span><text:span text:style-name="T38">: Allows two threads to exchange objects at a rendezvous point, and can be useful in pipeline designs</text:span><text:span text:style-name="T61"> </text:span></text:p>
      <text:p text:style-name="P36"/>
      <text:p text:style-name="P118">4. Concurrent collections</text:p>
      <text:p text:style-name="P66"><text:span text:style-name="T61">* New collection classes have been added, including </text:span><text:span text:style-name="T9">Queue</text:span><text:span text:style-name="T61"> and </text:span><text:span text:style-name="T9">BlockingQueue</text:span><text:span text:style-name="T61"> interfaces, as well as high-performance concurrent implementations of </text:span><text:span text:style-name="T9">Map</text:span><text:span text:style-name="T61">, </text:span><text:span text:style-name="T9">List</text:span><text:span text:style-name="T61">, and </text:span><text:span text:style-name="T9">Queue</text:span><text:span text:style-name="T61">.</text:span></text:p>
      <text:p text:style-name="P74"/>
      <text:p text:style-name="P118">5. Locks</text:p>
      <text:p text:style-name="P74">*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10:41:17.532212270</meta:creation-date>
    <dc:date>2014-01-14T14:01:55.498460491</dc:date>
    <meta:editing-duration>P4DT4H1M11S</meta:editing-duration>
    <meta:editing-cycles>112</meta:editing-cycles>
    <meta:generator>LibreOffice/4.1.3.2$Linux_X86_64 LibreOffice_project/410m0$Build-2</meta:generator>
    <meta:document-statistic meta:table-count="0" meta:image-count="0" meta:object-count="0" meta:page-count="7" meta:paragraph-count="218" meta:word-count="1591" meta:character-count="9806" meta:non-whitespace-character-count="8298"/>
  </office:meta>
</office:document-meta>
</file>